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ay I implemented a random walking algorithm utilizing q learning. <text:s text:c="3"/>I did this to build my intuition for q-learning and to check that my algorithm was successful. <text:s/>There are 5 states. States 1 and 5 are terminal. <text:s/>Every episode begins at state 3. <text:s/>The agent can move either left or right to adjacent states-- action 1 is left; action 2 is right. <text:s/>I run into a Nonetype error when a terminal state is fed into the transitions function (the function responsible for switching states given an action and a starting state). <text:s/>This is because if there is zero possibility of fulfilling any action from that state, the function has nothing to pass back. <text:s/>This error was resolved by fixing a while loop design to terminate the episode when a terminal state is reached.</text:p>
      <text:p text:style-name="Standard"/>
      <text:p text:style-name="Standard">I would have expected (state 4, right) to have the highest value since it has the highest likelihood of generating a reward. <text:s/>I would have expected (state 3, right) to have the next highest value. <text:s/>I would have expected all state action pairs for state1 to have a value of zero.</text:p>
      <text:p text:style-name="Standard"/>
      <text:p text:style-name="Standard">Unfortunately, the Q-learning algorithm does not appear to be successful. <text:s/>The following are the values I received from it.</text:p>
      <text:p text:style-name="Standard"/>
      <text:p text:style-name="Standard">('s_1', 'a_1') 0.0009277150925</text:p>
      <text:p text:style-name="Standard">('s_3', 'a_1') 0.00067919446817</text:p>
      <text:p text:style-name="Standard">('s_1', 'a_2') 0.00610453069787</text:p>
      <text:p text:style-name="Standard">('s_4', 'a_2') 0.00566574805675</text:p>
      <text:p text:style-name="Standard">('s_2', 'a_1') 0.000669692822774</text:p>
      <text:p text:style-name="Standard">('s_4', 'a_1') 0.00609934027309</text:p>
      <text:p text:style-name="Standard">('s_3', 'a_2') 0.00334110155209</text:p>
      <text:p text:style-name="Standard">('s_5', 'a_1') 0.00609724944765</text:p>
      <text:p text:style-name="Standard">('s_5', 'a_2') 0.00613942514348</text:p>
      <text:p text:style-name="Standard">('s_2', 'a_2') 0.00608778025706</text:p>
      <text:p text:style-name="Standard"/>
      <text:p text:style-name="Standard">Perhaps this error is due to the way I update Q. <text:s/>Is the reward received upon transitioning to state 5, somehow not being included in the calculation? <text:s/>Why do s1,a2 and s5,a2 have such a high value? <text:s/>The values are reasonably consistent between tri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8:23:42</meta:creation-date>
    <dc:date>2014-06-13T18:53:26</dc:date>
    <meta:editing-duration>PT17M4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4" meta:word-count="277" meta:character-count="1737" meta:non-whitespace-character-count="1449"/>
  </office:meta>
</office:document-meta>
</file>